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paragraph-rsid="0002e450"/>
    </style:style>
    <style:style style:name="P2" style:family="paragraph" style:parent-style-name="Text_20_body">
      <style:text-properties officeooo:paragraph-rsid="00066751"/>
    </style:style>
    <style:style style:name="T1" style:family="text">
      <style:text-properties officeooo:rsid="0002e450"/>
    </style:style>
    <style:style style:name="T2" style:family="text">
      <style:text-properties officeooo:rsid="0003175d"/>
    </style:style>
    <style:style style:name="T3" style:family="text">
      <style:text-properties officeooo:rsid="00059279"/>
    </style:style>
    <style:style style:name="T4" style:family="text">
      <style:text-properties officeooo:rsid="0005aa06"/>
    </style:style>
    <style:style style:name="T5" style:family="text">
      <style:text-properties officeooo:rsid="00066751"/>
    </style:style>
    <style:style style:name="T6" style:family="text">
      <style:text-properties style:font-name="Liberation Serif1" officeooo:rsid="00066751"/>
    </style:style>
    <style:style style:name="T7" style:family="text">
      <style:text-properties officeooo:rsid="000713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tab/>In hand placing the poles, we used the place() function in Octave. We did this in a Jupyter Lab <text:span text:style-name="T2">I</text:span>Python Notebook with the Octave kernel. <text:span text:style-name="T3">We set tried setting different poles to find the gain values that worked the best for our system. With poles = [-10 <text:s text:c="2"/>-5] (first value for position and second for angular velocity), we achieved the best gain with gain = [0.1720 <text:s text:c="2"/>0.1129] .</text:span></text:p>
      <text:p text:style-name="P2"><text:tab/><text:span text:style-name="T4">From our thrust modeling we found that the hover copter balances when the motor is producing about 40 grams of thrust which corresponds to a PWM value of about 80 which we set as our large signal PWM. Our small signal PWM is </text:span><text:span text:style-name="T5">given by -G</text:span><text:span text:style-name="T6">·X·1023</text:span><text:span text:style-name="T5"> where G is our 1x2 gain matrix and is our 2x1 state variable matrix. The purpose of the 1023 multiplication is to scale the gain values over the possible range of PWM values. </text:span><text:span text:style-name="T7">The small signal is added to the large signal PWM after each read of the rotary angle encod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>
        <style:tab-stops>
          <style:tab-stop style:position="0.25in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2e450"/>
    </style:style>
    <style:style style:name="MT1" style:family="text">
      <style:text-properties officeooo:rsid="0002e45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tthew Harter<text:tab/>ENGR 454 – Project Milestone <text:span text:style-name="MT1">7</text:span><text:tab/>Due: <text:span text:style-name="MT1">5/10</text:span>/2021</text:p>
        <text:p text:style-name="MP1">Travis Stang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3T00:12:59.607611655</dc:date>
    <meta:editing-duration>PT30M38S</meta:editing-duration>
    <meta:editing-cycles>4</meta:editing-cycles>
    <meta:generator>LibreOffice/7.1.3.2$Linux_X86_64 LibreOffice_project/10$Build-2</meta:generator>
    <meta:document-statistic meta:table-count="0" meta:image-count="0" meta:object-count="0" meta:page-count="1" meta:paragraph-count="4" meta:word-count="176" meta:character-count="964" meta:non-whitespace-character-count="785"/>
  </office:meta>
</office:document-meta>
</file>